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82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4.91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11.8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cc" style:text-align-source="fix" style:repeat-content="false" fo:wrap-option="wrap" fo:border="0.035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cc" style:text-align-source="fix" style:repeat-content="false" fo:wrap-option="wrap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cc" fo:wrap-option="wrap" fo:border="0.035cm solid #000000" style:vertical-align="middle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fo:background-color="#ffe5cc" fo:wrap-option="wrap" fo:border="0.035cm solid #000000" style:vertical-align="middle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 fo:border="0.035cm solid #000000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5ffcc" style:text-align-source="fix" style:repeat-content="false" fo:wrap-option="wrap" fo:border="0.035cm solid #000000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ackground-color="#ffcccc" style:text-align-source="fix" style:repeat-content="false" fo:wrap-option="wrap" fo:border="0.035cm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 fo:hyphenate="tru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fo:hyphenate="true"/>
    </style:style>
    <style:style style:name="ce21" style:family="table-cell" style:parent-style-name="Default">
      <style:table-cell-properties fo:background-color="#ffcc99" fo:wrap-option="wrap" fo:border="0.035cm solid #000000"/>
      <style:text-properties fo:hyphenate="true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" table:number-columns-repeated="1016" table:default-cell-style-name="Default"/>
        <table:table-row table:style-name="ro1">
          <table:table-cell table:style-name="ce1" table:number-columns-repeated="7"/>
          <table:table-cell table:style-name="ce20" table:number-columns-repeated="1017"/>
        </table:table-row>
        <table:table-row table:style-name="ro2">
          <table:table-cell table:style-name="ce2" office:value-type="string" table:number-columns-spanned="3" table:number-rows-spanned="1">
            <text:p>G01 Relieve </text:p>
            <text:p>Http://www.ideandalucia.es/services/dera_relieve/wfs</text:p>
          </table:table-cell>
          <table:covered-table-cell table:style-name="ce2"/>
          <table:covered-table-cell table:style-name="ce8"/>
          <table:table-cell table:style-name="ce11" office:value-type="string">
            <text:p>EXISTE EN</text:p>
            <text:p>CORE SIGC?</text:p>
          </table:table-cell>
          <table:table-cell table:style-name="ce11" office:value-type="string">
            <text:p>MANTENER/</text:p>
            <text:p>AÑADIR?</text:p>
          </table:table-cell>
          <table:table-cell table:style-name="ce11" office:value-type="string">
            <text:p>Field</text:p>
            <text:p>Autocompletado</text:p>
          </table:table-cell>
          <table:table-cell table:style-name="ce11" office:value-type="string">
            <text:p>Nº </text:p>
            <text:p>Elementos</text:p>
          </table:table-cell>
          <table:table-cell table:style-name="ce11" office:value-type="string">
            <text:p>Observaciones</text:p>
          </table:table-cell>
          <table:table-cell table:style-name="ce20" table:number-columns-repeated="1016"/>
        </table:table-row>
        <table:table-row table:style-name="ro1">
          <table:table-cell table:style-name="ce3" office:value-type="string">
            <text:p>Cumbres</text:p>
          </table:table-cell>
          <table:table-cell table:style-name="ce3" office:value-type="string">
            <text:p>dera_relieve:rl01_cumbre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8" office:value-type="string">
            <text:p>nombre_cumbre</text:p>
          </table:table-cell>
          <table:table-cell table:style-name="ce12" office:value-type="float" office:value="204">
            <text:p>204</text:p>
          </table:table-cell>
          <table:table-cell table:style-name="ce7"/>
          <table:table-cell table:style-name="ce20" table:number-columns-repeated="1016"/>
        </table:table-row>
        <table:table-row table:style-name="ro1">
          <table:table-cell table:style-name="ce3" office:value-type="string">
            <text:p>Puertos de montaña</text:p>
          </table:table-cell>
          <table:table-cell table:style-name="ce3" office:value-type="string">
            <text:p>dera_relieve:rl02_ptomont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uerto</text:p>
          </table:table-cell>
          <table:table-cell table:style-name="ce12" office:value-type="float" office:value="174">
            <text:p>174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3" office:value-type="string">
            <text:p>Altimetría</text:p>
          </table:table-cell>
          <table:table-cell table:style-name="ce3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3" office:value-type="string">
            <text:p>intervalos_altimetricos</text:p>
          </table:table-cell>
          <table:table-cell table:style-name="ce3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3" office:value-type="string">
            <text:p>batimetria</text:p>
          </table:table-cell>
          <table:table-cell table:style-name="ce3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3" office:value-type="string">
            <text:p>intervalos_batimetricos</text:p>
          </table:table-cell>
          <table:table-cell table:style-name="ce3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4" office:value-type="string" table:number-columns-spanned="3" table:number-rows-spanned="1">
            <text:p>G02 Infraestructura geográfica</text:p>
            <text:p>Http://www.ideandalucia.es/services/dera_infraestructura_geografica/wfs</text:p>
          </table:table-cell>
          <table:covered-table-cell table:style-name="ce4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4">
          <table:table-cell table:style-name="ce5" office:value-type="string">
            <text:p>Red REGENTE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Las redes tienen POIs con poca info alfanumerica, difícil de indexar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Red Andaluza de Posicionamiento (RAP)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4">
          <table:table-cell table:style-name="ce5" office:value-type="string">
            <text:p>Red Geodésica Convencional (ROI)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Líneas límite de los términos municipales andaluce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mojones líneas límeite municipale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uadrícula Cartográfica 10.000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uadrícula Cartográfica 50.000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uadrícula Cartográfica 100.000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2">
          <table:table-cell table:style-name="ce4" office:value-type="string" table:number-columns-spanned="3" table:number-rows-spanned="1">
            <text:p>G03 Hidrografía </text:p>
            <text:p><text:span text:style-name="T1">Http://www.ideandalucia.es/services/dera_hidrografi</text:span><text:span text:style-name="T1">a/wfs</text:span></text:p>
          </table:table-cell>
          <table:covered-table-cell table:style-name="ce4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hd01_1_rio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5" office:value-type="string">
            <text:p>hd01_2_rio_ruta</text:p>
          </table:table-cell>
          <table:table-cell table:style-name="ce5" office:value-type="string">
            <text:p>dera_hidrografia:hd01_2_rio_ruta</text:p>
          </table:table-cell>
          <table:table-cell table:style-name="ce9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8" office:value-type="string">
            <text:p>nombre_rio_ruta</text:p>
          </table:table-cell>
          <table:table-cell table:style-name="ce18" office:value-type="float" office:value="6781">
            <text:p>6781</text:p>
          </table:table-cell>
          <table:table-cell table:style-name="ce20" office:value-type="string">
            <text:p>Son los anteriores pero simplificados</text:p>
            <text:p>Muchas entradas con nombre “SN_arroyo”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Láminas de agu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Sin inf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cuencas hidrográfic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2">
          <table:table-cell table:style-name="ce5" office:value-type="string">
            <text:p>manatiales</text:p>
          </table:table-cell>
          <table:table-cell table:style-name="ce5" office:value-type="string">
            <text:p>dera_hidrografia:hd04_manatial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6" office:value-type="string">
            <text:p>SI</text:p>
          </table:table-cell>
          <table:table-cell table:style-name="ce12" office:value-type="string">
            <text:p>nombre_manantial</text:p>
          </table:table-cell>
          <table:table-cell table:style-name="ce12" office:value-type="float" office:value="7336">
            <text:p>7336</text:p>
          </table:table-cell>
          <table:table-cell table:style-name="ce7" office:value-type="string">
            <text:p>Tiene FID</text:p>
            <text:p>ERROR <text:s/>al acceder, desde gvSig también</text:p>
          </table:table-cell>
          <table:table-cell table:style-name="ce7"/>
          <table:table-cell table:style-name="ce20" table:number-columns-repeated="1015"/>
        </table:table-row>
        <table:table-row table:style-name="ro4">
          <table:table-cell table:style-name="ce5" office:value-type="string">
            <text:p>marismas</text:p>
          </table:table-cell>
          <table:table-cell table:style-name="ce5" office:value-type="string">
            <text:p>dera_hidrografia:hd05_marisma 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marisma</text:p>
          </table:table-cell>
          <table:table-cell table:style-name="ce12" office:value-type="float" office:value="17">
            <text:p>17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Acuífero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4" office:value-type="string" table:number-columns-spanned="3" table:number-rows-spanned="1">
            <text:p>G04 Medio físico</text:p>
            <text:p><text:s/>http://www.ideandalucia.es/services/dera_medio_fisico/wfs</text:p>
          </table:table-cell>
          <table:covered-table-cell table:style-name="ce4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fracturas_geologic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ronologia_geologica</text:p>
          </table:table-cell>
          <table:table-cell table:style-name="ce5"/>
          <table:table-cell table:style-name="ce5" office:value-type="string">
            <text:p>Polygon property type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geoestructur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litologic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biogeografic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climaticas</text:p>
          </table:table-cell>
          <table:table-cell table:style-name="ce5"/>
          <table:table-cell table:style-name="ce5" office:value-type="string">
            <text:p>Polygon property type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recipitacion_media_anu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emperatura_media_anu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estaciones_meteorologica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ominio_territori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de_paisaje</text:p>
          </table:table-cell>
          <table:table-cell table:style-name="ce5"/>
          <table:table-cell table:style-name="ce5" office:value-type="string">
            <text:p>Polygon property type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4" office:value-type="string" table:number-columns-spanned="3" table:number-rows-spanned="1">
            <text:p>G05 Medio marino</text:p>
            <text:p><text:s/>http://www.ideandalucia.es/services/dera_medio_marino/wfs</text:p>
          </table:table-cell>
          <table:covered-table-cell table:style-name="ce4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Geomorfología medio marin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Litología Medio Marin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Masas de agua marin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orrientes marin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Flora marin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laderos de pesc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rrecifes artifici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cuicultur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onas idóneas para la acuicultur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yas</text:p>
          </table:table-cell>
          <table:table-cell table:style-name="ce5"/>
          <table:table-cell table:style-name="ce9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8" office:value-type="string">
            <text:p>nombre_playa</text:p>
          </table:table-cell>
          <table:table-cell table:style-name="ce12" office:value-type="float" office:value="380">
            <text:p>380</text:p>
          </table:table-cell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06 Usos del suelo</text:p>
            <text:p><text:s/>http://www.ideandalucia.es/services/dera_usos_suelo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usos del suel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 tiene información alfanumérica útil asocia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georrecursos</text:p>
          </table:table-cell>
          <table:table-cell table:style-name="ce5" office:value-type="string">
            <text:p>dera_usos_suelo:us02_georrecurs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georrecurso</text:p>
          </table:table-cell>
          <table:table-cell table:style-name="ce12" office:value-type="float" office:value="1887">
            <text:p>1887</text:p>
          </table:table-cell>
          <table:table-cell table:style-name="ce20" office:value-type="string">
            <text:p>Canteras, Graveras, etc.</text:p>
          </table:table-cell>
          <table:table-cell table:style-name="ce20" table:number-columns-repeated="1016"/>
        </table:table-row>
        <table:table-row table:style-name="ro3">
          <table:table-cell table:style-name="ce2" office:value-type="string" table:number-columns-spanned="3" table:number-rows-spanned="1">
            <text:p>G07 Sistema urbano </text:p>
            <text:p>Http://www.ideandalucia.es/services/dera_sistema_urbano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5">
          <table:table-cell table:style-name="ce5" office:value-type="string">
            <text:p>Núcleos de Población</text:p>
          </table:table-cell>
          <table:table-cell table:style-name="ce5" office:value-type="string">
            <text:p>dera_sistema_urbano:su01_nucleo_pol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ucleo_poblacion</text:p>
          </table:table-cell>
          <table:table-cell table:style-name="ce12" office:value-type="float" office:value="2717">
            <text:p>2717</text:p>
          </table:table-cell>
          <table:table-cell table:style-name="ce20" office:value-type="string">
            <text:p>Núcleos de Población</text:p>
            <text:p>Da algunos errores de tipo “InvalidShapeException: Ring Self-intersection at or near point”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Núcleos de Población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Es el centroide de la anterior</text:p>
          </table:table-cell>
          <table:table-cell table:style-name="ce20" table:number-columns-repeated="1016"/>
        </table:table-row>
        <table:table-row table:style-name="ro6">
          <table:table-cell table:style-name="ce5" office:value-type="string">
            <text:p>Poblamiento</text:p>
          </table:table-cell>
          <table:table-cell table:style-name="ce5" office:value-type="string">
            <text:p>dera_sistema_urbano:su03_poblamiento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oblamiento</text:p>
          </table:table-cell>
          <table:table-cell table:style-name="ce12" office:value-type="string">
            <text:p>&gt;5000</text:p>
          </table:table-cell>
          <table:table-cell table:style-name="ce20" office:value-type="string">
            <text:p>Núcleos secundarios (urbanizaciones, PI...)</text:p>
            <text:p>Hay que limitar el nº de features o da readtimeout</text:p>
            <text:p><text:span text:style-name="T2">Da algunos errores de tipo “InvalidShapeExcep</text:span><text:span text:style-name="T2"/><text:span text:style-name="T2">tion: Ring Self-intersection at or near point”</text:span>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Manzanas residenci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 tiene información alfanumérica útil asocia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Edificaciones Rur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 tiene información alfanumérica útil asocia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Edificación singular</text:p>
          </table:table-cell>
          <table:table-cell table:style-name="ce5" office:value-type="string">
            <text:p>dera_sistema_urbano:su06_ed_singular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dif_singular</text:p>
          </table:table-cell>
          <table:table-cell table:style-name="ce12" office:value-type="float" office:value="2416">
            <text:p>2416</text:p>
          </table:table-cell>
          <table:table-cell table:style-name="ce20" office:value-type="string">
            <text:p>Edificación singular Punt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Zonas verdes urban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 tiene información alfanumérica útil asocia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Grid de población 1Km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Grid de poblacion 250 metro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08 Tejido económico-productivo </text:p>
            <text:p>Http://www.ideandalucia.es/services/dera_tejido_ep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3">
          <table:table-cell table:style-name="ce5" office:value-type="string">
            <text:p>Espacios Productivos</text:p>
          </table:table-cell>
          <table:table-cell table:style-name="ce5" office:value-type="string">
            <text:p>dera_tejido_ep:tep01_espacio_productivo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spacio_productivo</text:p>
          </table:table-cell>
          <table:table-cell table:style-name="ce12" office:value-type="float" office:value="1363">
            <text:p>1363</text:p>
          </table:table-cell>
          <table:table-cell table:style-name="ce20" office:value-type="string">
            <text:p>Polígonos Industriales, Sectores, etc.</text:p>
            <text:p>Espacios Productivos<text:tab/>Multipolígon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Centros de Apoyo al Desarrollo Empresarial</text:p>
          </table:table-cell>
          <table:table-cell table:style-name="ce5" office:value-type="string">
            <text:p>dera_tejido_ep:tep02_cade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ade</text:p>
          </table:table-cell>
          <table:table-cell table:style-name="ce12" office:value-type="float" office:value="223">
            <text:p>223</text:p>
          </table:table-cell>
          <table:table-cell table:style-name="ce7" office:value-type="string">
            <text:p>Centros de Apoyo al Desarrollo Empresarial</text:p>
          </table:table-cell>
          <table:table-cell table:style-name="ce7"/>
          <table:table-cell table:style-name="ce20" table:number-columns-repeated="1015"/>
        </table:table-row>
        <table:table-row table:style-name="ro3">
          <table:table-cell table:style-name="ce5" office:value-type="string">
            <text:p>Espacios Tecnológicos</text:p>
          </table:table-cell>
          <table:table-cell table:style-name="ce5" office:value-type="string">
            <text:p>dera_tejido_ep:tep03_espacio_tecnologic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rque_tecnologico</text:p>
          </table:table-cell>
          <table:table-cell table:style-name="ce12" office:value-type="float" office:value="33">
            <text:p>33</text:p>
          </table:table-cell>
          <table:table-cell table:style-name="ce20" office:value-type="string">
            <text:p>Espacios Tecnológicos<text:tab/>Punto</text:p>
            <text:p>Parques Tecnológicos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Centros Guadalinfo</text:p>
          </table:table-cell>
          <table:table-cell table:style-name="ce5" office:value-type="string">
            <text:p>dera_tejido_ep:tep04_guadalinf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822">
            <text:p>822</text:p>
          </table:table-cell>
          <table:table-cell table:style-name="ce20" office:value-type="string">
            <text:p>Solo tiene el municipi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Áreas Logístic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09 Infraestructuras de transportes</text:p>
            <text:p><text:s/>http://www.ideandalucia.es/services/dera_infra_transporte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Puertos</text:p>
          </table:table-cell>
          <table:table-cell table:style-name="ce5" office:value-type="string">
            <text:p>dera_infra_transporte:it01_puert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uerto</text:p>
          </table:table-cell>
          <table:table-cell table:style-name="ce12" office:value-type="float" office:value="61">
            <text:p>61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Instalaciones aeronáuticas</text:p>
          </table:table-cell>
          <table:table-cell table:style-name="ce5" office:value-type="string">
            <text:p>dera_infra_transporte:it02_aeropuerto</text:p>
          </table:table-cell>
          <table:table-cell table:style-name="ce10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aeropuerto</text:p>
          </table:table-cell>
          <table:table-cell table:style-name="ce12" office:value-type="float" office:value="59">
            <text:p>59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Faros</text:p>
          </table:table-cell>
          <table:table-cell table:style-name="ce5" office:value-type="string">
            <text:p>dera_infra_transporte:it03_far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faro</text:p>
          </table:table-cell>
          <table:table-cell table:style-name="ce12" office:value-type="float" office:value="38">
            <text:p>38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Eestaciones de autobuses</text:p>
          </table:table-cell>
          <table:table-cell table:style-name="ce5" office:value-type="string">
            <text:p>dera_infra_transporte:it04_bus_estacion</text:p>
          </table:table-cell>
          <table:table-cell table:style-name="ce10"/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90">
            <text:p>90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aradas de autobuses interurbanos</text:p>
          </table:table-cell>
          <table:table-cell table:style-name="ce5" office:value-type="string">
            <text:p>dera_infra_transporte:it05_bus_parada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5232">
            <text:p>5232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Inspección Técnica de Vehículos</text:p>
          </table:table-cell>
          <table:table-cell table:style-name="ce5" office:value-type="string">
            <text:p>dera_infra_transporte:it06_itv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itv</text:p>
          </table:table-cell>
          <table:table-cell table:style-name="ce12" office:value-type="float" office:value="66">
            <text:p>66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Eestaciones de tren</text:p>
          </table:table-cell>
          <table:table-cell table:style-name="ce5" office:value-type="string">
            <text:p>dera_infra_transporte:it07_tren_estacion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stacion_tren</text:p>
          </table:table-cell>
          <table:table-cell table:style-name="ce12" office:value-type="float" office:value="277">
            <text:p>277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eajes viarios</text:p>
          </table:table-cell>
          <table:table-cell table:style-name="ce5" office:value-type="string">
            <text:p>dera_infra_transporte:it08_peaje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eaje</text:p>
          </table:table-cell>
          <table:table-cell table:style-name="ce12" office:value-type="float" office:value="9">
            <text:p>9</text:p>
          </table:table-cell>
          <table:table-cell table:style-name="ce7" table:number-columns-repeated="2"/>
          <table:table-cell table:style-name="ce20" table:number-columns-repeated="1015"/>
        </table:table-row>
        <table:table-row table:style-name="ro1">
          <table:table-cell table:style-name="ce5" office:value-type="string">
            <text:p>Áreas de Servicio</text:p>
          </table:table-cell>
          <table:table-cell table:style-name="ce7" office:value-type="string">
            <text:p>dera_infra_transporte:it09_area_servici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area_servicio</text:p>
          </table:table-cell>
          <table:table-cell table:style-name="ce12" office:value-type="float" office:value="8">
            <text:p>8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Gasolineras</text:p>
          </table:table-cell>
          <table:table-cell table:style-name="ce7" office:value-type="string">
            <text:p>dera_infra_transporte:it10_gasolinera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1471">
            <text:p>1471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Llíneas de metro o tranvía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Con las estaciones debiera ser suficiente?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Estaciones de metro o tranvia</text:p>
          </table:table-cell>
          <table:table-cell table:style-name="ce7" office:value-type="string">
            <text:p>dera_infra_transporte:it12_estacion_metr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stacion_metro</text:p>
          </table:table-cell>
          <table:table-cell table:style-name="ce12" office:value-type="float" office:value="83">
            <text:p>83</text:p>
          </table:table-cell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0 Viario</text:p>
            <text:p><text:s/>http://www.ideandalucia.es/services/dera_viario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office:value-type="string">
            <text:p>Incluidas en el CDAU?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red_carreter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/>
          <table:table-cell table:style-name="ce20" table:number-columns-repeated="1016"/>
        </table:table-row>
        <table:table-row table:style-name="ro1">
          <table:table-cell table:style-name="ce5" office:value-type="string">
            <text:p>carretera_ruta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rreteras_calibrad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ccesos_carretera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untos_kilometrico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red_aforos_intensidad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foro_velocidad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min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red_ferrocarrile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vias_pecuari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sender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vias_verde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rreteras_paisajistic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rril bici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1 Infraestructuras energéticas </text:p>
            <text:p><text:a xlink:href="http://www.ideandalucia.es/services/dera_infra_energeticas/wfs">Http://www.ideandalucia.es/services/dera_infra_energeticas/wfs</text:a>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centrales_hidroelectricas</text:p>
          </table:table-cell>
          <table:table-cell table:style-name="ce7" office:value-type="string">
            <text:p>dera_infra_energeticas:ie01_elec_central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entral_electrica</text:p>
          </table:table-cell>
          <table:table-cell table:style-name="ce12" office:value-type="float" office:value="88">
            <text:p>88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minas_generación_energetica</text:p>
          </table:table-cell>
          <table:table-cell table:style-name="ce7" office:value-type="string">
            <text:p>dera_infra_energeticas:ie02_elec_mina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mina_energetica</text:p>
          </table:table-cell>
          <table:table-cell table:style-name="ce12" office:value-type="float" office:value="1">
            <text:p>1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arques_eolicos</text:p>
          </table:table-cell>
          <table:table-cell table:style-name="ce7" office:value-type="string">
            <text:p>dera_infra_energeticas:ie03_elec_eolic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rque_eolico</text:p>
          </table:table-cell>
          <table:table-cell table:style-name="ce12" office:value-type="float" office:value="148">
            <text:p>148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lantas_termosolares</text:p>
          </table:table-cell>
          <table:table-cell table:style-name="ce7" office:value-type="string">
            <text:p>dera_infra_energeticas:ie04_elec_solar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lanta_termosolar</text:p>
          </table:table-cell>
          <table:table-cell table:style-name="ce12" office:value-type="float" office:value="7835">
            <text:p>7835</text:p>
          </table:table-cell>
          <table:table-cell table:style-name="ce20" office:value-type="string">
            <text:p>MUCHAS SIN NOMBRE</text:p>
          </table:table-cell>
          <table:table-cell table:style-name="ce20" table:number-columns-repeated="1016"/>
        </table:table-row>
        <table:table-row table:style-name="ro7">
          <table:table-cell table:style-name="ce5" office:value-type="string">
            <text:p>subestaciones_electricas</text:p>
          </table:table-cell>
          <table:table-cell table:style-name="ce5" office:value-type="string">
            <text:p>dera_infra_energeticas:ie05_elec_subestacion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sub_electrica</text:p>
          </table:table-cell>
          <table:table-cell table:style-name="ce12" office:value-type="float" office:value="541">
            <text:p>541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lineas_electric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s_ga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s_gas_licuado_petroleo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_gas_licuado_natural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gasoduct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_generacion_biomasa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_bioga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_cogeneracion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lanta_pellet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estaciones_compresion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estac_combi_termica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estaciones_biocarburante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oleoduct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refineria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Solo hay 2 elementos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boyas_descarga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ie21_petrolifera_almacen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2 Infraestructuras hidráulicas </text:p>
            <text:p>Http://www.ideandalucia.es/services/dera_infra_hidraulicas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4">
          <table:table-cell table:style-name="ce5" office:value-type="string">
            <text:p>embalses</text:p>
          </table:table-cell>
          <table:table-cell table:style-name="ce7" office:value-type="string">
            <text:p>dera_infra_hidraulicas:ih01_embalse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Í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mbalse</text:p>
          </table:table-cell>
          <table:table-cell table:style-name="ce12" office:value-type="float" office:value="268">
            <text:p>268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captaciones</text:p>
          </table:table-cell>
          <table:table-cell table:style-name="ce7" office:value-type="string">
            <text:p>dera_infra_hidraulicas:ih02_captacion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Í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aptacion</text:p>
          </table:table-cell>
          <table:table-cell table:style-name="ce12" office:value-type="float" office:value="1842">
            <text:p>1842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conducciones_hidraulicas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positos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edar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olector_saneamiento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foro_fluvial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resas</text:p>
          </table:table-cell>
          <table:table-cell table:style-name="ce7" office:value-type="string">
            <text:p>dera_infra_hidraulicas:ih08_presa</text:p>
          </table:table-cell>
          <table:table-cell table:style-name="ce7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 TIENE INFORMACIÓN ALFANUMÉRICA ASOCIA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canales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nalizacion_salina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cequias</text:p>
          </table:table-cell>
          <table:table-cell table:style-name="ce5"/>
          <table:table-cell table:style-name="ce10"/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iscifactoria_fluvial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3 Infraestructuras de comunicaciones </text:p>
            <text:p>Http://www.ideandalucia.es/services/dera_infra_comunicaciones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cables_submarin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ic02_antena_tv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ntena_radio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4 Inst. de tratamiento de residuos sólidos urbanos </text:p>
            <text:p>Http://www.ideandalucia.es/services/dera_rsu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inst_trata_rsu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Plantas de tratamiento sin nombre propio ni id, solo tipo y municipio</text:p>
          </table:table-cell>
          <table:table-cell table:style-name="ce20" table:number-columns-repeated="1016"/>
        </table:table-row>
        <table:table-row table:style-name="ro3">
          <table:table-cell table:style-name="ce2" office:value-type="string" table:number-columns-spanned="3" table:number-rows-spanned="1">
            <text:p>G15 Patrimonio </text:p>
            <text:p>Http://www.ideandalucia.es/services/dera_patrimonio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patrimonio_inmueble</text:p>
          </table:table-cell>
          <table:table-cell table:style-name="ce7" office:value-type="string">
            <text:p>dera_patrimonio:pt01_pat_inmueble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trimonio_inmueble</text:p>
          </table:table-cell>
          <table:table-cell table:style-name="ce12" office:value-type="float" office:value="1858">
            <text:p>1858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onjuntos_historicos</text:p>
          </table:table-cell>
          <table:table-cell table:style-name="ce7" office:value-type="string">
            <text:p>dera_patrimonio:pt02_pat_conjunto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onjunto_historico</text:p>
          </table:table-cell>
          <table:table-cell table:style-name="ce12" office:value-type="float" office:value="139">
            <text:p>139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atrimonio_humanidad</text:p>
          </table:table-cell>
          <table:table-cell table:style-name="ce7" office:value-type="string">
            <text:p>dera_patrimonio:pt03_pat_humanidad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reca</text:p>
          </table:table-cell>
          <table:table-cell table:style-name="ce12" office:value-type="float" office:value="62">
            <text:p>62</text:p>
          </table:table-cell>
          <table:table-cell table:style-name="ce20" table:number-columns-repeated="1017"/>
        </table:table-row>
        <table:table-row table:style-name="ro3">
          <table:table-cell table:style-name="ce5" office:value-type="string">
            <text:p>reca</text:p>
          </table:table-cell>
          <table:table-cell table:style-name="ce7" office:value-type="string">
            <text:p>dera_patrimonio:pt04_reca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trimonio</text:p>
          </table:table-cell>
          <table:table-cell table:style-name="ce12" office:value-type="float" office:value="55">
            <text:p>55</text:p>
          </table:table-cell>
          <table:table-cell table:style-name="ce20" office:value-type="string">
            <text:p>Enclaves arqueológicos, Conjuntos culturales</text:p>
            <text:p><text:span text:style-name="T2">EL ATRIBUTO DE PROVINCIA ESTA MAL ES</text:span><text:span text:style-name="T2"/><text:span text:style-name="T2">CRITO (PROVINICA)</text:span></text:p>
          </table:table-cell>
          <table:table-cell/>
          <table:table-cell table:style-name="ce20" table:number-columns-repeated="1015"/>
        </table:table-row>
        <table:table-row table:style-name="ro1">
          <table:table-cell table:style-name="ce5" office:value-type="string">
            <text:p>cavidades</text:p>
          </table:table-cell>
          <table:table-cell table:style-name="ce7" office:value-type="string">
            <text:p>dera_patrimonio:pt05_cavidades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avidad</text:p>
          </table:table-cell>
          <table:table-cell table:style-name="ce12" office:value-type="float" office:value="64">
            <text:p>64</text:p>
          </table:table-cell>
          <table:table-cell table:style-name="ce20" office:value-type="string">
            <text:p>Cuevas, sima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parques_nat_nac</text:p>
          </table:table-cell>
          <table:table-cell table:style-name="ce7" office:value-type="string">
            <text:p>dera_patrimonio:pt06_parque_natural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rque</text:p>
          </table:table-cell>
          <table:table-cell table:style-name="ce12" office:value-type="float" office:value="26">
            <text:p>26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enp</text:p>
          </table:table-cell>
          <table:table-cell table:style-name="ce7" office:value-type="string">
            <text:p>dera_patrimonio:pt07_enp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np</text:p>
          </table:table-cell>
          <table:table-cell table:style-name="ce12" office:value-type="float" office:value="165">
            <text:p>165</text:p>
          </table:table-cell>
          <table:table-cell table:style-name="ce20" office:value-type="string">
            <text:p>Espacios Naturales Protegigo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geoparque</text:p>
          </table:table-cell>
          <table:table-cell table:style-name="ce7" office:value-type="string">
            <text:p>dera_patrimonio:pt08_geoparque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geoparque</text:p>
          </table:table-cell>
          <table:table-cell table:style-name="ce12" office:value-type="float" office:value="3">
            <text:p>3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red_natura</text:p>
          </table:table-cell>
          <table:table-cell table:style-name="ce5" office:value-type="string">
            <text:p>dera_patrimonio:pt09_red_natura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red_natura</text:p>
          </table:table-cell>
          <table:table-cell table:style-name="ce12" office:value-type="float" office:value="258">
            <text:p>258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reserva_biosfer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epim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Sólo un element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pt12_pepmf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2" office:value-type="string">
            <text:p>?</text:p>
          </table:table-cell>
          <table:table-cell table:style-name="ce12" table:number-columns-repeated="2"/>
          <table:table-cell table:style-name="ce20" office:value-type="string">
            <text:p>AMBITOS DEL PLAN ESPECIAL DE PROTECCION DEL MFISICO</text:p>
          </table:table-cell>
          <table:table-cell table:style-name="ce20" table:number-columns-repeated="1016"/>
        </table:table-row>
        <table:table-row table:style-name="ro3">
          <table:table-cell table:style-name="ce2" office:value-type="string" table:number-columns-spanned="3" table:number-rows-spanned="1">
            <text:p>G16 Servicios </text:p>
            <text:p>Http://www.ideandalucia.es/services/dera_servicios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centros_salud</text:p>
          </table:table-cell>
          <table:table-cell table:style-name="ce7" office:value-type="string">
            <text:p>dera_servicios:sv01_sanidad_centro_salud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entro_salud</text:p>
          </table:table-cell>
          <table:table-cell table:style-name="ce12" office:value-type="float" office:value="1533">
            <text:p>1533</text:p>
          </table:table-cell>
          <table:table-cell table:style-name="ce20" table:number-columns-repeated="1017"/>
        </table:table-row>
        <table:table-row table:style-name="ro3">
          <table:table-cell table:style-name="ce5" office:value-type="string">
            <text:p>centros_hospitalarios</text:p>
          </table:table-cell>
          <table:table-cell table:style-name="ce7" office:value-type="string">
            <text:p>dera_servicios:sv02_sanidad_hospital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entro_hospitalario</text:p>
            <text:p>nombre_centro_hospitalario2</text:p>
          </table:table-cell>
          <table:table-cell table:style-name="ce12" office:value-type="float" office:value="134">
            <text:p>134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sede_distrito_sanitario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Default"/>
          <table:table-cell table:style-name="ce20" table:number-columns-repeated="1017"/>
        </table:table-row>
        <table:table-row table:style-name="ro1">
          <table:table-cell table:style-name="ce5" office:value-type="string">
            <text:p>equipamiento_educativo</text:p>
          </table:table-cell>
          <table:table-cell table:style-name="ce5" office:value-type="string">
            <text:p>dera_servicios:sv04_equip_educativ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quip_educativo</text:p>
          </table:table-cell>
          <table:table-cell table:style-name="ce12" office:value-type="float" office:value="6815">
            <text:p>6815</text:p>
          </table:table-cell>
          <table:table-cell table:style-name="ce20" office:value-type="string">
            <text:p>NO TIENE EL NOMBRE DEL CENTRO INDEPENDIENTE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universidades</text:p>
          </table:table-cell>
          <table:table-cell table:style-name="ce5" office:value-type="string">
            <text:p>dera_servicios:sv05_universidad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universidad</text:p>
          </table:table-cell>
          <table:table-cell table:style-name="ce12" office:value-type="float" office:value="48">
            <text:p>48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facultades</text:p>
          </table:table-cell>
          <table:table-cell table:style-name="ce5" office:value-type="string">
            <text:p>dera_servicios:sv06_facultad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facultad</text:p>
          </table:table-cell>
          <table:table-cell table:style-name="ce12" office:value-type="float" office:value="149">
            <text:p>149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ampus</text:p>
          </table:table-cell>
          <table:table-cell table:style-name="ce5" office:value-type="string">
            <text:p>dera_servicios:sv07_campus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ampus_uni</text:p>
          </table:table-cell>
          <table:table-cell table:style-name="ce12" office:value-type="float" office:value="16">
            <text:p>16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archivos_biblioteca</text:p>
          </table:table-cell>
          <table:table-cell table:style-name="ce5" office:value-type="string">
            <text:p>dera_servicios:sv08_arch_biblioteca</text:p>
          </table:table-cell>
          <table:table-cell table:style-name="ce9" office:value-type="string">
            <text:p>Multi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biblioteca</text:p>
          </table:table-cell>
          <table:table-cell table:style-name="ce12" office:value-type="float" office:value="1491">
            <text:p>1491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observatorios_astronomicos</text:p>
          </table:table-cell>
          <table:table-cell table:style-name="ce7" office:value-type="string">
            <text:p>dera_servicios:sv09_astronomic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observatorio_astro</text:p>
          </table:table-cell>
          <table:table-cell table:style-name="ce12" office:value-type="float" office:value="4">
            <text:p>4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ayuntamientos</text:p>
          </table:table-cell>
          <table:table-cell table:style-name="ce5" office:value-type="string">
            <text:p>dera_servicios:sv10_ayuntamient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ayuntamiento</text:p>
          </table:table-cell>
          <table:table-cell table:style-name="ce12" office:value-type="float" office:value="772">
            <text:p>772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juzgados</text:p>
          </table:table-cell>
          <table:table-cell table:style-name="ce7" office:value-type="string">
            <text:p>dera_servicios:sv11_juzgad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organismo</text:p>
          </table:table-cell>
          <table:table-cell table:style-name="ce12" office:value-type="float" office:value="664">
            <text:p>664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oficinas_empleo</text:p>
          </table:table-cell>
          <table:table-cell table:style-name="ce5" office:value-type="string">
            <text:p>dera_servicios:sv12_sae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oficina</text:p>
          </table:table-cell>
          <table:table-cell table:style-name="ce12" office:value-type="float" office:value="191">
            <text:p>191</text:p>
          </table:table-cell>
          <table:table-cell table:style-name="ce21" office:value-type="string">
            <text:p>El nombre es del municipio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oficinas_correos</text:p>
          </table:table-cell>
          <table:table-cell table:style-name="ce5" office:value-type="string">
            <text:p>dera_servicios:sv13_correos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oficina_correo</text:p>
          </table:table-cell>
          <table:table-cell table:style-name="ce12" office:value-type="float" office:value="237">
            <text:p>237</text:p>
          </table:table-cell>
          <table:table-cell table:style-name="ce21" office:value-type="string">
            <text:p>El nombre es genérico casi siempre y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farmacias</text:p>
          </table:table-cell>
          <table:table-cell table:style-name="ce5" office:value-type="string">
            <text:p>dera_servicios:sv14_farmacia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3578">
            <text:p>3578</text:p>
          </table:table-cell>
          <table:table-cell table:style-name="ce21" office:value-type="string">
            <text:p>Sin nombr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cementerio</text:p>
          </table:table-cell>
          <table:table-cell table:style-name="ce5" office:value-type="string">
            <text:p>dera_servicios:sv15_cementeri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ementerio</text:p>
          </table:table-cell>
          <table:table-cell table:style-name="ce12" office:value-type="float" office:value="919">
            <text:p>919</text:p>
          </table:table-cell>
          <table:table-cell table:style-name="ce20" office:value-type="string">
            <text:p>Casi todos con nombre genérico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edificios_religiosos</text:p>
          </table:table-cell>
          <table:table-cell table:style-name="ce5" office:value-type="string">
            <text:p>dera_servicios:sv16_edif_religios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dificio_religioso</text:p>
          </table:table-cell>
          <table:table-cell table:style-name="ce12" office:value-type="float" office:value="2336">
            <text:p>2336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entros_comerciales</text:p>
          </table:table-cell>
          <table:table-cell table:style-name="ce5" office:value-type="string">
            <text:p>dera_servicios:sv17_gran_comerci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c</text:p>
          </table:table-cell>
          <table:table-cell table:style-name="ce12" office:value-type="float" office:value="459">
            <text:p>459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mercados</text:p>
          </table:table-cell>
          <table:table-cell table:style-name="ce7" office:value-type="string">
            <text:p>dera_servicios:sv18_abast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mercado</text:p>
          </table:table-cell>
          <table:table-cell table:style-name="ce12" office:value-type="float" office:value="396">
            <text:p>396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omercio_abierto</text:p>
          </table:table-cell>
          <table:table-cell table:style-name="ce5" office:value-type="string">
            <text:p>dera_servicios:sv19_comercio_abiert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omercio_abierto</text:p>
          </table:table-cell>
          <table:table-cell table:style-name="ce12" office:value-type="float" office:value="56">
            <text:p>56</text:p>
          </table:table-cell>
          <table:table-cell table:style-name="ce20" office:value-type="string">
            <text:p>Asociaciones de comerciante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equipamiento_naturaleza</text:p>
          </table:table-cell>
          <table:table-cell table:style-name="ce5" office:value-type="string">
            <text:p>dera_servicios:sv20_equip_naturaleza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equipamiento</text:p>
          </table:table-cell>
          <table:table-cell table:style-name="ce12" office:value-type="float" office:value="812">
            <text:p>812</text:p>
          </table:table-cell>
          <table:table-cell table:style-name="ce20" office:value-type="string">
            <text:p>Refugios, Senderos, Áreas recreativas, etc.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equipamiento_infoca</text:p>
          </table:table-cell>
          <table:table-cell table:style-name="ce5" office:value-type="string">
            <text:p>dera_servicios:sv21_equip_infoca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-</text:p>
          </table:table-cell>
          <table:table-cell table:style-name="ce12" office:value-type="float" office:value="277">
            <text:p>277</text:p>
          </table:table-cell>
          <table:table-cell table:style-name="ce20" office:value-type="string">
            <text:p>Puestos de vigilancia INFOCA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museos</text:p>
          </table:table-cell>
          <table:table-cell table:style-name="ce7" office:value-type="string">
            <text:p>dera_servicios:sv22_muse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museo</text:p>
          </table:table-cell>
          <table:table-cell table:style-name="ce12" office:value-type="float" office:value="139">
            <text:p>139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alojamientos</text:p>
          </table:table-cell>
          <table:table-cell table:style-name="ce5" office:value-type="string">
            <text:p>dera_servicios:sv23_alojamient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alojamiento</text:p>
          </table:table-cell>
          <table:table-cell table:style-name="ce12" office:value-type="float" office:value="256">
            <text:p>256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establecimientos_ocio</text:p>
          </table:table-cell>
          <table:table-cell table:style-name="ce5" office:value-type="string">
            <text:p>dera_servicios:sv24_oci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rque_ocio</text:p>
          </table:table-cell>
          <table:table-cell table:style-name="ce12" office:value-type="float" office:value="52">
            <text:p>52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oficinas_turismo</text:p>
          </table:table-cell>
          <table:table-cell table:style-name="ce5" office:value-type="string">
            <text:p>dera_servicios:sv25_oficina_turism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oficina_turismo</text:p>
          </table:table-cell>
          <table:table-cell table:style-name="ce12" office:value-type="float" office:value="197">
            <text:p>197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ampos_golf</text:p>
          </table:table-cell>
          <table:table-cell table:style-name="ce7" office:value-type="string">
            <text:p>dera_servicios:sv26_golf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ampo_golf</text:p>
          </table:table-cell>
          <table:table-cell table:style-name="ce12" office:value-type="float" office:value="110">
            <text:p>110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palacios_congreso</text:p>
          </table:table-cell>
          <table:table-cell table:style-name="ce5" office:value-type="string">
            <text:p>dera_servicios:sv27_pal_congres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lacio_congresos</text:p>
          </table:table-cell>
          <table:table-cell table:style-name="ce12" office:value-type="float" office:value="15">
            <text:p>15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equipamiento_deportivo</text:p>
          </table:table-cell>
          <table:table-cell table:style-name="ce5" office:value-type="string">
            <text:p>dera_servicios:sv28_equip_deportivo</text:p>
          </table:table-cell>
          <table:table-cell table:style-name="ce5" office:value-type="string">
            <text:p>Punt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instalacion_deportiva</text:p>
          </table:table-cell>
          <table:table-cell table:style-name="ce12" office:value-type="float" office:value="340">
            <text:p>340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policia</text:p>
          </table:table-cell>
          <table:table-cell table:style-name="ce7" office:value-type="string">
            <text:p>dera_servicios:sv29_policia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omisaria</text:p>
          </table:table-cell>
          <table:table-cell table:style-name="ce12" office:value-type="float" office:value="54">
            <text:p>54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centros_penitenciarios</text:p>
          </table:table-cell>
          <table:table-cell table:style-name="ce7" office:value-type="string">
            <text:p>dera_servicios:sv30_prision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centro_penitenciario</text:p>
          </table:table-cell>
          <table:table-cell table:style-name="ce12" office:value-type="float" office:value="20">
            <text:p>20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parque_bombero</text:p>
          </table:table-cell>
          <table:table-cell table:style-name="ce7" office:value-type="string">
            <text:p>dera_servicios:sv31_parque_bombero</text:p>
          </table:table-cell>
          <table:table-cell table:style-name="ce7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parque_bomberos</text:p>
          </table:table-cell>
          <table:table-cell table:style-name="ce12" office:value-type="float" office:value="94">
            <text:p>94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establecimientos_militares</text:p>
          </table:table-cell>
          <table:table-cell table:style-name="ce7" office:value-type="string">
            <text:p>dera_servicios:sv32_militar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I</text:p>
          </table:table-cell>
          <table:table-cell table:style-name="ce15" office:value-type="string">
            <text:p>SI</text:p>
          </table:table-cell>
          <table:table-cell table:style-name="ce12" office:value-type="string">
            <text:p>nombre_zona_militar</text:p>
          </table:table-cell>
          <table:table-cell table:style-name="ce12" office:value-type="float" office:value="40">
            <text:p>40</text:p>
          </table:table-cell>
          <table:table-cell table:style-name="ce20" table:number-columns-repeated="1017"/>
        </table:table-row>
        <table:table-row table:style-name="ro2">
          <table:table-cell table:style-name="ce2" office:value-type="string" table:number-columns-spanned="3" table:number-rows-spanned="1">
            <text:p>G17 Divisiones administrativas </text:p>
            <text:p>Http://www.ideandalucia.es/services/dera_div_admin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4">
          <table:table-cell table:style-name="ce5" office:value-type="string">
            <text:p>limites_administrativ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4">
          <table:table-cell table:style-name="ce5" office:value-type="string">
            <text:p>term_municipales</text:p>
          </table:table-cell>
          <table:table-cell table:style-name="ce7" office:value-type="string">
            <text:p>dera_div_admin:da02_term_munic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Í</text:p>
          </table:table-cell>
          <table:table-cell table:style-name="ce15" office:value-type="string">
            <text:p>SÍ</text:p>
          </table:table-cell>
          <table:table-cell table:style-name="ce12"/>
          <table:table-cell table:style-name="ce12" office:value-type="float" office:value="772">
            <text:p>772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provinci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Normalmente basta con el atributo alfanumérico de provincia asociada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>
            <text:p>barrios</text:p>
          </table:table-cell>
          <table:table-cell table:style-name="ce7" office:value-type="string">
            <text:p>dera_div_admin:da04_barrio</text:p>
          </table:table-cell>
          <table:table-cell table:style-name="ce9" office:value-type="string">
            <text:p>Multipolígono</text:p>
          </table:table-cell>
          <table:table-cell table:style-name="ce12" office:value-type="string">
            <text:p>SÍ</text:p>
          </table:table-cell>
          <table:table-cell table:style-name="ce15" office:value-type="string">
            <text:p>SI</text:p>
          </table:table-cell>
          <table:table-cell table:style-name="ce12"/>
          <table:table-cell table:style-name="ce12" office:value-type="float" office:value="1187">
            <text:p>1187</text:p>
          </table:table-cell>
          <table:table-cell table:style-name="ce20" table:number-columns-repeated="1017"/>
        </table:table-row>
        <table:table-row table:style-name="ro1">
          <table:table-cell table:style-name="ce5" office:value-type="string">
            <text:p>exclav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office:value-type="string">
            <text:p>Las demarcaciones tan específicas no suelen ser objeto de búsqueda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el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a07_cod_post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seccion_cens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junta_electoral_zon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_tributari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_notari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_judici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_guardia_civi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a14_dem_educa_cep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_educacion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onas_inspeccion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_cade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istrito_sanitari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onas_basicas_salud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onas_trabajo_soci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reas_territoriales_emple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oficinas_sae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omarca_agrari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omarca_ganader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grupos_desarrollo_rur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oficina_comarcal_agrari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nomina_origen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iclo_integral_agu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istrito_hidrografic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_marina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rea_comerci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subarea_comerci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unidades_territoriales_pot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ot_subregion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omarca_cultur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_idt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_deportiv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_tdt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_eclesiastic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zonas_itv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ranporte_metropolitan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mbitos de gestion de rsu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demarcaciones de catastr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5">
          <table:table-cell table:style-name="ce2" office:value-type="string" table:number-columns-spanned="3" table:number-rows-spanned="1">
            <text:p>G18 Toponimia </text:p>
            <text:p>Http://www.ideandalucia.es/services/dera_toponimia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office:value-type="string">
            <text:p>Estas capas son polígonos para el etiquetado, las geometrías son las de los textos, no la de los elementos. Además hay elementos presentes en otras capas: playas, minas, etc.</text:p>
          </table:table-cell>
          <table:table-cell table:style-name="ce20" table:number-columns-repeated="1016"/>
        </table:table-row>
        <table:table-row table:style-name="ro1">
          <table:table-cell table:style-name="ce5" office:value-type="string">
            <text:p>topo_litoral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min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sierr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cot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comarca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rio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laminas_agua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espacios_natural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nucleo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topo_exterior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19 Contexto España </text:p>
            <text:p>Http://www.ideandalucia.es/services/dera_ctx_espana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limites_esp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medio_fisico_esp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batimetria_esp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hidrografia_esp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laminas_agua_esp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nucleos_urbanos_esp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carreteras_esp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ferrocarriles_esp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puertos_esp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1">
          <table:table-cell table:style-name="ce5" office:value-type="string">
            <text:p>aeropuertos_esp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2" office:value-type="string">
            <text:p>NO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20" table:number-columns-repeated="1017"/>
        </table:table-row>
        <table:table-row table:style-name="ro3">
          <table:table-cell table:style-name="ce2" office:value-type="string" table:number-columns-spanned="3" table:number-rows-spanned="1">
            <text:p>G20 Mundo</text:p>
            <text:p><text:s/>http://www.ideandalucia.es/services/dera_mundo/wfs</text:p>
          </table:table-cell>
          <table:covered-table-cell table:style-name="ce2"/>
          <table:covered-table-cell table:style-name="ce8"/>
          <table:table-cell table:style-name="ce12" table:number-columns-repeated="4"/>
          <table:table-cell table:style-name="ce20" table:number-columns-repeated="1017"/>
        </table:table-row>
        <table:table-row table:style-name="ro1">
          <table:table-cell table:style-name="ce5" office:value-type="string">
            <text:p>continent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paralelos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reticula_mundo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mares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cumbres_mundo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rios_mundo</text:p>
          </table:table-cell>
          <table:table-cell table:style-name="ce5"/>
          <table:table-cell table:style-name="ce5" office:value-type="string">
            <text:p>Multilínea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laminas_agua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medio_fisico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pais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regiones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euro_regiones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areas_urbanas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ciudades_mundo</text:p>
          </table:table-cell>
          <table:table-cell table:style-name="ce5"/>
          <table:table-cell table:style-name="ce5" office:value-type="string">
            <text:p>Punt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ecosistemas_mundo</text:p>
          </table:table-cell>
          <table:table-cell table:style-name="ce5"/>
          <table:table-cell table:style-name="ce5" office:value-type="string">
            <text:p>Multipolígono</text:p>
          </table:table-cell>
          <table:table-cell table:style-name="ce13" office:value-type="string">
            <text:p>NO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14" office:value-type="string">
            <text:p>Total capas</text:p>
            <text:p>Indexadas:</text:p>
          </table:table-cell>
          <table:table-cell table:style-name="ce17" table:formula="of:=COUNTIF([.E3:.E263];&quot;=SI&quot;)" office:value-type="float" office:value="73">
            <text:p>73</text:p>
          </table:table-cell>
          <table:table-cell table:style-name="ce19" office:value-type="string">
            <text:p>Total elementos indexados</text:p>
            <text:p>(incluye multi geometrías):</text:p>
          </table:table-cell>
          <table:table-cell table:style-name="ce17" table:formula="of:=SUM([.G3:.G263])" office:value-type="float" office:value="69263">
            <text:p>69263</text:p>
          </table:table-cell>
          <table:table-cell table:number-columns-repeated="1017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 </number:text>
    </number:number-style>
    <number:number-style style:name="N135">
      <number:text>(</number:text>
      <number:number number:decimal-places="0" number:min-integer-digits="1" number:grouping="true"/>
      <number:text> €)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 </number:text>
    </number:number-style>
    <number:number-style style:name="N136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">
      <number:text>(</number:text>
      <number:number number:decimal-places="2" number:min-integer-digits="1" number:grouping="true"/>
      <number:text> €)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38P0"/>
    </number:number-style>
    <number:number-style style:name="N141P0" style:volatile="true">
      <number:number number:decimal-places="0" number:min-integer-digits="1" number:grouping="true"/>
      <number:text> € </number:text>
    </number:number-style>
    <number:number-style style:name="N141P1" style:volatile="true">
      <number:text> (</number:text>
      <number:number number:decimal-places="0" number:min-integer-digits="1" number:grouping="true"/>
      <number:text>) €</number:text>
    </number:number-style>
    <number:number-style style:name="N141P2" style:volatile="true">
      <number:text> €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 (</number:text>
      <number:number number:decimal-places="2" number:min-integer-digits="1" number:grouping="true"/>
      <number:text>) €</number:text>
    </number:number-style>
    <number:number-style style:name="N148P2" style:volatile="true">
      <number:text> €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day number:style="long"/>
      <number:text>/</number:text>
      <number:month number:style="long"/>
    </number:date-style>
    <number:date-style style:name="N154">
      <number:day number:style="long"/>
      <number:text>-</number:text>
      <number:month number:textual="true"/>
    </number:date-style>
    <number:date-style style:name="N155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56">
      <number:day-of-week/>
      <number:text> </number:text>
      <number:day number:style="long"/>
      <number:text>/</number:text>
      <number:month number:style="long"/>
      <number:text>/</number:text>
      <number:year/>
    </number:date-style>
    <number:number-style style:name="N157">
      <number:number number:decimal-places="1" number:min-integer-digits="1"/>
    </number:number-style>
    <number:date-style style:name="N15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0P0" style:volatile="true">
      <number:text>Sí</number:text>
    </number:number-style>
    <number:number-style style:name="N160P1" style:volatile="true">
      <number:text>Sí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Verdadero</number:text>
    </number:number-style>
    <number:number-style style:name="N162P1" style:volatile="true">
      <number:text>Verdadero</number:text>
    </number:number-style>
    <number:number-style style:name="N162">
      <number:text>Fals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Activado</number:text>
    </number:number-style>
    <number:number-style style:name="N164P1" style:volatile="true">
      <number:text>Activado</number:text>
    </number:number-style>
    <number:number-style style:name="N164">
      <number:text>Desactivado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currency-style style:name="N167">
      <number:number number:decimal-places="0" number:min-integer-digits="1"/>
      <number:text> </number:text>
      <number:currency-symbol>h</number:currency-symbol>
    </number:currency-style>
    <number:currency-style style:name="N168">
      <number:number number:decimal-places="0" number:min-integer-digits="1"/>
      <number:text> </number:text>
      <number:currency-symbol>d</number:currency-symbol>
    </number:currency-style>
    <number:currency-style style:name="N169">
      <number:number number:decimal-places="2" number:min-integer-digits="1"/>
      <number:text> </number:text>
      <number:currency-symbol>h</number:currency-symbol>
    </number:currency-style>
    <number:currency-style style:name="N170">
      <number:number number:decimal-places="1" number:min-integer-digits="1"/>
      <number:text> </number:text>
      <number:currency-symbol>h</number:currency-symbol>
    </number:currency-style>
    <number:currency-style style:name="N171">
      <number:number number:decimal-places="0" number:min-integer-digits="2" number:grouping="true"/>
      <number:text> </number:text>
      <number:currency-symbol>h</number:currency-symbol>
    </number:currency-style>
    <number:date-style style:name="N172">
      <number:month number:textual="true"/>
    </number:date-style>
    <number:date-style style:name="N173">
      <number:day number:style="long"/>
    </number:date-style>
    <number:number-style style:name="N174">
      <number:number number:decimal-places="1" number:min-integer-digits="0"/>
    </number:number-style>
    <number:number-style style:name="N175">
      <number:number number:decimal-places="1" number:min-integer-digits="0" number:decimal-replacement=""/>
    </number:number-style>
    <number:number-style style:name="N176">
      <number:number number:decimal-places="1" number:min-integer-digits="1" number:decimal-replacement=""/>
    </number:number-style>
    <number:currency-style style:name="N177">
      <number:number number:decimal-places="1" number:min-integer-digits="1" number:decimal-replacement=""/>
      <number:text> </number:text>
      <number:currency-symbol>h</number:currency-symbol>
    </number:currency-style>
    <number:number-style style:name="N178">
      <number:number number:decimal-places="1" number:min-integer-digits="4" number:decimal-replacement="" number:grouping="true"/>
    </number:number-style>
    <number:number-style style:name="N179">
      <number:number number:decimal-places="1" number:min-integer-digits="0" number:decimal-replacement="" number:grouping="true"/>
    </number:number-style>
    <number:number-style style:name="N180">
      <number:number number:decimal-places="1" number:min-integer-digits="1" number:decimal-replacement="" number:grouping="true"/>
    </number:number-style>
    <number:number-style style:name="N181">
      <number:number number:decimal-places="0" number:min-integer-digits="0"/>
    </number:number-style>
    <number:number-style style:name="N182">
      <number:number number:decimal-places="2" number:min-integer-digits="0" number:decimal-replacement=""/>
    </number:number-style>
    <number:number-style style:name="N183">
      <number:number number:decimal-places="2" number:min-integer-digits="1" number:decimal-replacement="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28/08/2014</text:date>, <text:time>10:1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ja </meta:initial-creator>
    <meta:creation-date>2014-08-20T13:30:20</meta:creation-date>
    <meta:generator>OpenOffice.org/3.2$Linux OpenOffice.org_project/320m12$Build-9483</meta:generator>
    <dc:date>2014-08-28T10:16:15</dc:date>
    <dc:creator>borja </dc:creator>
    <meta:editing-duration>PT28H26M35S</meta:editing-duration>
    <meta:editing-cycles>164</meta:editing-cycles>
    <meta:document-statistic meta:table-count="3" meta:cell-count="1249" meta:object-count="0"/>
  </office:meta>
</office:document-meta>
</file>